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e681" officeooo:paragraph-rsid="0019e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т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4T17:19:22.154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2.3$Windows_X86_64 LibreOffice_project/382eef1f22670f7f4118c8c2dd222ec7ad009daf</meta:generator>
  </office:meta>
</office:document-meta>
</file>